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21000000218E367D2D3A8AAF6A.png" manifest:media-type="image/png"/>
  <manifest:file-entry manifest:full-path="Pictures/10000001000000250000002532741D6594D95617.png" manifest:media-type="image/png"/>
  <manifest:file-entry manifest:full-path="Pictures/100000010000002C0000002C7E35E487642BF7B1.png" manifest:media-type="image/png"/>
  <manifest:file-entry manifest:full-path="Pictures/10000001000000250000002570CC69FC60C0B4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paragraph-properties fo:margin-top="0cm" fo:margin-bottom="0cm" style:contextual-spacing="false"/>
    </style:style>
    <style:style style:name="P2" style:family="paragraph" style:parent-style-name="Frame_20_contents">
      <style:paragraph-properties fo:margin-top="0cm" fo:margin-bottom="0cm" style:contextual-spacing="false"/>
      <style:text-properties fo:color="#000000" loext:opacity="100%"/>
    </style:style>
    <style:style style:name="P3" style:family="paragraph" style:parent-style-name="Frame_20_contents">
      <style:paragraph-properties fo:margin-top="0cm" fo:margin-bottom="0cm" style:contextual-spacing="false"/>
      <style:text-properties fo:color="#000000" loext:opacity="100%" style:font-name="Open Sans" fo:font-weight="bold" style:font-name-asian="Montserrat1" style:font-weight-asian="bold" style:font-name-complex="Open Sans1" style:font-size-complex="10pt"/>
    </style:style>
    <style:style style:name="P4" style:family="paragraph" style:parent-style-name="Frame_20_contents">
      <style:paragraph-properties fo:margin-top="0cm" fo:margin-bottom="0cm" style:contextual-spacing="false" fo:line-height="100%"/>
      <style:text-properties fo:color="#000000" loext:opacity="100%" style:font-name="Open Sans" fo:language="en" fo:country="US" style:font-name-asian="Montserrat1" style:font-name-complex="Open Sans1"/>
    </style:style>
    <style:style style:name="P5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6" style:family="paragraph" style:parent-style-name="Frame_20_contents">
      <style:paragraph-properties fo:margin-top="0cm" fo:margin-bottom="0cm" style:contextual-spacing="false" fo:line-height="100%" fo:text-align="justify" style:justify-single-word="false"/>
      <style:text-properties fo:color="#000000" loext:opacity="100%"/>
    </style:style>
    <style:style style:name="P7" style:family="paragraph" style:parent-style-name="Frame_20_contents" style:list-style-name="WWNum1">
      <style:paragraph-properties fo:margin-left="0.635cm" fo:margin-top="0cm" fo:margin-bottom="0cm" style:contextual-spacing="false" fo:line-height="100%" fo:text-align="justify" style:justify-single-word="false" fo:text-indent="-0.635cm" style:auto-text-indent="false"/>
      <style:text-properties fo:color="#000000" loext:opacity="100%"/>
    </style:style>
    <style:style style:name="P8" style:family="paragraph" style:parent-style-name="Frame_20_contents">
      <style:paragraph-properties fo:margin-top="0cm" fo:margin-bottom="0cm" style:contextual-spacing="false" fo:line-height="100%" fo:text-align="justify" style:justify-single-word="false"/>
      <style:text-properties fo:color="#000000" loext:opacity="100%" officeooo:paragraph-rsid="00077236"/>
    </style:style>
    <style:style style:name="P9" style:family="paragraph" style:parent-style-name="Frame_20_contents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Montserrat" fo:font-weight="bold" style:font-name-asian="Montserrat1" style:font-weight-asian="bold" style:font-name-complex="Montserrat1" style:font-weight-complex="bold"/>
    </style:style>
    <style:style style:name="P10" style:family="paragraph" style:parent-style-name="Frame_20_contents">
      <style:paragraph-properties fo:margin-top="0cm" fo:margin-bottom="0cm" style:contextual-spacing="false" fo:line-height="100%" fo:text-align="justify" style:justify-single-word="false"/>
      <style:text-properties fo:color="#000000" loext:opacity="100%" officeooo:rsid="00077236" officeooo:paragraph-rsid="00077236"/>
    </style:style>
    <style:style style:name="P11" style:family="paragraph" style:parent-style-name="Frame_20_contents">
      <style:paragraph-properties fo:margin-top="0cm" fo:margin-bottom="0cm" style:contextual-spacing="false"/>
      <style:text-properties fo:color="#000000" loext:opacity="100%" officeooo:paragraph-rsid="00077236"/>
    </style:style>
    <style:style style:name="P12" style:family="paragraph" style:parent-style-name="Frame_20_contents">
      <style:paragraph-properties fo:margin-top="0cm" fo:margin-bottom="0cm" style:contextual-spacing="false" fo:line-height="100%" fo:text-align="justify" style:justify-single-word="false"/>
    </style:style>
    <style:style style:name="P13" style:family="paragraph" style:parent-style-name="Frame_20_contents">
      <style:paragraph-properties fo:margin-top="0cm" fo:margin-bottom="0.353cm" style:contextual-spacing="false" fo:line-height="100%" fo:text-align="justify" style:justify-single-word="false"/>
    </style:style>
    <style:style style:name="P14" style:family="paragraph" style:parent-style-name="Frame_20_contents">
      <style:paragraph-properties fo:margin-top="0cm" fo:margin-bottom="0cm" style:contextual-spacing="false" fo:line-height="100%"/>
    </style:style>
    <style:style style:name="P15" style:family="paragraph" style:parent-style-name="Frame_20_contents">
      <style:paragraph-properties fo:margin-top="0cm" fo:margin-bottom="0.353cm" style:contextual-spacing="false" fo:line-height="100%" fo:text-align="justify" style:justify-single-word="false"/>
      <style:text-properties officeooo:rsid="00077236" officeooo:paragraph-rsid="00077236"/>
    </style:style>
    <style:style style:name="P16" style:family="paragraph" style:parent-style-name="Heading_20_2">
      <style:paragraph-properties fo:margin-right="0.533cm" fo:line-height="100%" fo:text-align="justify" style:justify-single-word="false" fo:orphans="0" fo:widows="0"/>
    </style:style>
    <style:style style:name="P17" style:family="paragraph" style:parent-style-name="Heading_20_3">
      <style:paragraph-properties fo:margin-top="0cm" fo:margin-bottom="0cm" style:contextual-spacing="false" fo:line-height="100%" fo:orphans="0" fo:widows="0"/>
    </style:style>
    <style:style style:name="P18" style:family="paragraph" style:parent-style-name="Heading_20_3">
      <style:paragraph-properties fo:margin-right="0.529cm" fo:margin-top="0.176cm" fo:margin-bottom="0.176cm" style:contextual-spacing="false" fo:text-align="justify" style:justify-single-word="false" fo:orphans="0" fo:widows="0"/>
    </style:style>
    <style:style style:name="P19" style:family="paragraph" style:parent-style-name="Heading_20_3">
      <style:paragraph-properties fo:margin-right="0.529cm" fo:margin-top="0.176cm" fo:margin-bottom="0.176cm" style:contextual-spacing="false" fo:text-align="justify" style:justify-single-word="false" fo:orphans="0" fo:widows="0"/>
      <style:text-properties officeooo:paragraph-rsid="00077236"/>
    </style:style>
    <style:style style:name="P20" style:family="paragraph" style:parent-style-name="No_20_Spacing" style:list-style-name="WWNum8">
      <style:paragraph-properties fo:margin-left="0.635cm" fo:text-align="justify" style:justify-single-word="false" fo:text-indent="-0.635cm" style:auto-text-indent="false"/>
      <style:text-properties fo:color="#000000" loext:opacity="100%"/>
    </style:style>
    <style:style style:name="P21" style:family="paragraph" style:parent-style-name="No_20_Spacing" style:list-style-name="WWNum8">
      <style:paragraph-properties fo:margin-left="0.635cm" fo:text-align="justify" style:justify-single-word="false" fo:text-indent="-0.635cm" style:auto-text-indent="false"/>
      <style:text-properties fo:color="#000000" loext:opacity="100%" officeooo:paragraph-rsid="00077236"/>
    </style:style>
    <style:style style:name="P22" style:family="paragraph" style:parent-style-name="No_20_Spacing">
      <style:paragraph-properties fo:margin-left="0.635cm" fo:text-align="justify" style:justify-single-word="false" fo:text-indent="-0.635cm" style:auto-text-indent="false"/>
      <style:text-properties fo:color="#000000" loext:opacity="100%"/>
    </style:style>
    <style:style style:name="P23" style:family="paragraph" style:parent-style-name="No_20_Spacing">
      <style:paragraph-properties fo:margin-left="0.635cm" fo:text-align="justify" style:justify-single-word="false" fo:text-indent="-0.635cm" style:auto-text-indent="false"/>
      <style:text-properties fo:color="#000000" loext:opacity="100%" officeooo:paragraph-rsid="00077236"/>
    </style:style>
    <style:style style:name="P24" style:family="paragraph" style:parent-style-name="No_20_Spacing" style:list-style-name="WWNum13">
      <style:paragraph-properties fo:margin-left="0.381cm" fo:margin-top="0cm" fo:margin-bottom="0.102cm" style:contextual-spacing="false" fo:text-indent="-0.381cm" style:auto-text-indent="false"/>
    </style:style>
    <style:style style:name="P25" style:family="paragraph" style:parent-style-name="Normal_20__28_Web_29_">
      <style:paragraph-properties fo:margin-top="0cm" fo:margin-bottom="0cm" style:contextual-spacing="false"/>
    </style:style>
    <style:style style:name="P26" style:family="paragraph" style:parent-style-name="Normal_20__28_Web_29_">
      <style:paragraph-properties fo:margin-top="0cm" fo:margin-bottom="0.353cm" style:contextual-spacing="false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28" style:family="paragraph" style:parent-style-name="Normal_20__28_Web_29_">
      <style:paragraph-properties fo:margin-top="0cm" fo:margin-bottom="0.141cm" style:contextual-spacing="false"/>
      <style:text-properties officeooo:rsid="00077236" officeooo:paragraph-rsid="00077236"/>
    </style:style>
    <style:style style:name="P29" style:family="paragraph" style:parent-style-name="Normal_20__28_Web_29_">
      <style:paragraph-properties fo:margin-top="0cm" fo:margin-bottom="0cm" style:contextual-spacing="false"/>
      <style:text-properties fo:font-size="40pt" officeooo:rsid="00077236" officeooo:paragraph-rsid="00077236" style:font-size-asian="40pt" style:font-size-complex="40pt"/>
    </style:style>
    <style:style style:name="P30" style:family="paragraph" style:parent-style-name="Standard">
      <style:text-properties fo:font-size="20pt" style:font-size-asian="20pt"/>
    </style:style>
    <style:style style:name="P31" style:family="paragraph">
      <loext:graphic-properties draw:fill="none"/>
      <style:paragraph-properties fo:text-align="start"/>
      <style:text-properties fo:color="#ffffff" loext:opacity="100%" fo:font-size="18pt"/>
    </style:style>
    <style:style style:name="P32" style:family="paragraph">
      <loext:graphic-properties draw:fill="none"/>
      <style:paragraph-properties fo:text-align="start"/>
      <style:text-properties fo:color="#000000" loext:opacity="100%"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none"/>
      <style:paragraph-properties fo:text-align="start"/>
    </style:style>
    <style:style style:name="T1" style:family="text">
      <style:text-properties fo:color="#262626" loext:opacity="100%" style:font-name="Montserrat" fo:font-size="48pt" fo:font-weight="bold" style:font-size-asian="48pt" style:font-weight-asian="bold" style:font-size-complex="48pt">
        <loext:char-complex-color loext:theme-type="dark1" loext:color-type="theme">
          <loext:transformation loext:type="tint" loext:value="1490"/>
        </loext:char-complex-color>
      </style:text-properties>
    </style:style>
    <style:style style:name="T2" style:family="text">
      <style:text-properties fo:color="#262626" loext:opacity="100%" style:font-name="Montserrat" fo:font-weight="bold" style:font-weight-asian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T3" style:family="text">
      <style:text-properties fo:color="#262626" loext:opacity="100%" style:font-name="Open Sans" fo:font-size="14pt" style:font-size-asian="14pt" style:font-name-complex="Open Sans1" style:font-size-complex="14pt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T4" style:family="text">
      <style:text-properties style:font-name="Open Sans" style:font-name-asian="Montserrat1" style:font-name-complex="Open Sans1"/>
    </style:style>
    <style:style style:name="T5" style:family="text">
      <style:text-properties style:font-name="Open Sans" style:font-name-asian="Montserrat1" style:font-name-complex="Open Sans1" style:font-size-complex="9pt"/>
    </style:style>
    <style:style style:name="T6" style:family="text">
      <style:text-properties style:font-name="Open Sans" style:font-name-asian="Montserrat1" style:font-name-complex="Open Sans1" style:font-size-complex="10pt" style:font-weight-complex="bold"/>
    </style:style>
    <style:style style:name="T7" style:family="text">
      <style:text-properties style:font-name="Open Sans" officeooo:rsid="00077236" style:font-name-asian="Montserrat1" style:font-name-complex="Open Sans1" style:font-size-complex="10pt" style:font-weight-complex="bold"/>
    </style:style>
    <style:style style:name="T8" style:family="text">
      <style:text-properties style:font-name="Open Sans" officeooo:rsid="00077236" style:font-name-asian="Montserrat1" style:font-name-complex="Open Sans1"/>
    </style:style>
    <style:style style:name="T9" style:family="text">
      <style:text-properties style:font-name="Open Sans" style:font-name-complex="Open Sans1"/>
    </style:style>
    <style:style style:name="T10" style:family="text">
      <style:text-properties style:font-name="Open Sans" style:font-name-complex="Open Sans1" style:font-size-complex="9pt"/>
    </style:style>
    <style:style style:name="T11" style:family="text">
      <style:text-properties style:font-name="Open Sans" fo:font-size="11pt" style:font-name-asian="Montserrat1" style:font-size-asian="11pt" style:font-name-complex="Open Sans1" style:font-size-complex="11pt"/>
    </style:style>
    <style:style style:name="T12" style:family="text">
      <style:text-properties style:font-name="Open Sans" fo:font-size="11pt" officeooo:rsid="00077236" style:font-name-asian="Montserrat1" style:font-size-asian="11pt" style:font-name-complex="Open Sans1" style:font-size-complex="11pt"/>
    </style:style>
    <style:style style:name="T13" style:family="text">
      <style:text-properties style:font-name="Open Sans" fo:font-weight="bold" style:font-name-asian="Montserrat1" style:font-weight-asian="bold" style:font-name-complex="Open Sans1" style:font-size-complex="10pt"/>
    </style:style>
    <style:style style:name="T14" style:family="text">
      <style:text-properties style:font-name="Open Sans" fo:language="en" fo:country="US" style:font-name-asian="Montserrat1" style:font-name-complex="Open Sans1"/>
    </style:style>
    <style:style style:name="T15" style:family="text">
      <style:text-properties style:font-name="Open Sans" fo:language="en" fo:country="US" style:font-name-complex="Open Sans1"/>
    </style:style>
    <style:style style:name="T16" style:family="text">
      <style:text-properties fo:color="#7f7f7f" loext:opacity="100%" style:font-name="Open Sans" fo:font-size="12pt" fo:font-weight="bold" style:font-name-asian="Montserrat1" style:font-size-asian="12pt" style:font-weight-asian="bold" style:font-name-complex="Open Sans1">
        <loext:char-complex-color loext:theme-type="dark1" loext:color-type="theme">
          <loext:transformation loext:type="tint" loext:value="4980"/>
        </loext:char-complex-color>
      </style:text-properties>
    </style:style>
    <style:style style:name="T17" style:family="text">
      <style:text-properties fo:color="#7f7f7f" loext:opacity="100%" style:font-name="Open Sans" fo:font-size="11pt" fo:font-weight="bold" style:font-name-asian="Open Sans1" style:font-size-asian="11pt" style:font-weight-asian="bold" style:font-name-complex="Open Sans1" style:font-size-complex="11pt">
        <loext:char-complex-color loext:theme-type="dark1" loext:color-type="theme">
          <loext:transformation loext:type="tint" loext:value="4980"/>
        </loext:char-complex-color>
      </style:text-properties>
    </style:style>
    <style:style style:name="T18" style:family="text">
      <style:text-properties fo:color="#7f7f7f" loext:opacity="100%" style:font-name="Open Sans" fo:font-size="10pt" fo:font-weight="bold" style:font-name-asian="Open Sans1" style:font-size-asian="10pt" style:font-weight-asian="bold" style:font-name-complex="Open Sans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19" style:family="text">
      <style:text-properties fo:color="#7f7f7f" loext:opacity="100%" style:font-name="Open Sans" fo:font-size="10pt" fo:font-weight="bold" officeooo:rsid="00077236" style:font-name-asian="Open Sans1" style:font-size-asian="10pt" style:font-weight-asian="bold" style:font-name-complex="Open Sans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0" style:family="text">
      <style:text-properties fo:color="#000000" loext:opacity="100%" style:font-name="Montserrat" fo:font-size="14pt" fo:font-weight="bold" style:font-size-asian="14pt" style:font-weight-asian="bold" style:font-name-complex="Arial" style:font-size-complex="36pt"/>
    </style:style>
    <style:style style:name="T21" style:family="text">
      <style:text-properties fo:color="#000000" loext:opacity="100%" style:font-name="Montserrat" fo:font-size="14pt" fo:font-weight="bold" style:font-size-asian="14pt" style:font-weight-asian="bold" style:font-name-complex="Times New Roman1" style:font-size-complex="36pt"/>
    </style:style>
    <style:style style:name="T22" style:family="text">
      <style:text-properties fo:color="#000000" loext:opacity="100%" style:font-name="Montserrat" fo:font-size="14pt" fo:font-weight="bold" style:font-size-asian="14pt" style:font-weight-asian="bold" style:font-name-complex="Open Sans1" style:font-size-complex="10pt" style:font-weight-complex="bold"/>
    </style:style>
    <style:style style:name="T23" style:family="text">
      <style:text-properties fo:color="#000000" loext:opacity="100%" style:font-name="Montserrat" style:font-name-asian="Montserrat1" style:font-name-complex="Montserrat1"/>
    </style:style>
    <style:style style:name="T24" style:family="text">
      <style:text-properties fo:color="#000000" loext:opacity="100%" style:font-name="Montserrat" fo:font-weight="normal" style:font-name-asian="Montserrat1" style:font-weight-asian="normal" style:font-name-complex="Montserrat1"/>
    </style:style>
    <style:style style:name="T25" style:family="text">
      <style:text-properties fo:color="#000000" loext:opacity="100%" style:font-name="Montserrat" fo:font-size="15pt" fo:font-weight="bold" style:font-size-asian="15pt" style:font-weight-asian="bold" style:font-name-complex="Arial" style:font-size-complex="36pt" style:font-weight-complex="bold"/>
    </style:style>
    <style:style style:name="T26" style:family="text">
      <style:text-properties fo:color="#000000" loext:opacity="100%" style:font-name="Open Sans" fo:font-size="11pt" style:font-size-asian="11pt" style:font-name-complex="Open Sans1" style:font-size-complex="10pt"/>
    </style:style>
    <style:style style:name="T27" style:family="text">
      <style:text-properties style:font-name="Montserrat" fo:font-size="12pt" fo:font-weight="normal" style:font-name-asian="Montserrat1" style:font-size-asian="12pt" style:font-weight-asian="normal" style:font-name-complex="Montserrat1" style:font-size-complex="12pt"/>
    </style:style>
    <style:style style:name="T28" style:family="text">
      <style:text-properties style:font-name="Montserrat" fo:font-size="12pt" fo:font-weight="bold" style:font-name-asian="Montserrat1" style:font-size-asian="12pt" style:font-weight-asian="bold" style:font-name-complex="Montserrat1" style:font-weight-complex="bold"/>
    </style:style>
    <style:style style:name="T29" style:family="text">
      <style:text-properties style:font-name="Montserrat" fo:font-weight="bold" style:font-name-asian="Montserrat1" style:font-weight-asian="bold" style:font-name-complex="Montserrat1" style:font-weight-complex="bold"/>
    </style:style>
    <style:style style:name="T30" style:family="text">
      <style:text-properties style:font-name="Montserrat" fo:font-size="15pt" fo:font-weight="bold" style:font-size-asian="15pt" style:font-weight-asian="bold" style:font-name-complex="Arial" style:font-size-complex="36pt" style:font-weight-complex="bold"/>
    </style:style>
    <style:style style:name="T31" style:family="text">
      <style:text-properties style:font-name="Montserrat" fo:font-size="18pt" style:font-size-asian="18pt" style:font-name-complex="Open Sans1"/>
    </style:style>
    <style:style style:name="T32" style:family="text">
      <style:text-properties fo:color="#202124" loext:opacity="100%" style:font-name="Open Sans" style:font-name-asian="Times New Roman1" style:font-name-complex="Open Sans1"/>
    </style:style>
    <style:style style:name="T33" style:family="text">
      <style:text-properties fo:font-size="3pt" style:font-size-asian="3pt" style:font-size-complex="12pt"/>
    </style:style>
    <style:style style:name="T34" style:family="text">
      <style:text-properties fo:font-size="20pt" style:font-size-asian="20pt"/>
    </style:style>
    <style:style style:name="T35" style:family="text">
      <style:text-properties fo:color="#000000" loext:opacity="100%" style:font-name="Montserrat" fo:font-size="18pt" fo:font-weight="bold" style:font-size-asian="18pt" style:font-weight-asian="bold" style:font-name-complex="Open Sans1" style:font-size-complex="10pt" style:font-weight-complex="bold"/>
    </style:style>
    <style:style style:name="T36" style:family="text">
      <style:text-properties style:font-name="Montserrat" fo:font-size="15pt" fo:font-weight="bold" style:font-name-asian="Montserrat1" style:font-size-asian="15pt" style:font-weight-asian="bold" style:font-name-complex="Arial" style:font-size-complex="36pt" style:font-weight-complex="bold"/>
    </style:style>
    <style:style style:name="gr1" style:family="graphic" style:parent-style-name="Frame">
      <style:graphic-properties draw:stroke="none" svg:stroke-width="0.009cm" draw:stroke-linejoin="miter" svg:stroke-linecap="butt" draw:fill="none" loext:fill-use-slide-background="false" draw:textarea-vertical-align="middle" draw:auto-grow-height="false" fo:min-height="0.691cm" fo:min-width="4.193cm" fo:padding-top="0.127cm" fo:padding-bottom="0.127cm" fo:padding-left="0.254cm" fo:padding-right="0.254cm" fo:wrap-option="wrap" loext:decorative="false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loext:fill-use-slide-background="false" draw:textarea-vertical-align="top" draw:auto-grow-height="false" fo:min-height="0.693cm" fo:min-width="4.193cm" fo:padding-top="0.127cm" fo:padding-bottom="0.127cm" fo:padding-left="0.254cm" fo:padding-right="0.254cm" fo:wrap-option="wrap" loext:decorative="false"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106cm" fo:margin-top="0cm" fo:margin-bottom="0.05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09cm" draw:stroke-linejoin="miter" svg:stroke-linecap="butt" draw:fill="none" loext:fill-use-slide-background="false" draw:textarea-vertical-align="middle" draw:auto-grow-height="false" fo:min-height="0.691cm" fo:min-width="4.189cm" fo:padding-top="0.127cm" fo:padding-bottom="0.127cm" fo:padding-left="0.254cm" fo:padding-right="0.254cm" fo:wrap-option="wrap" loext:decorative="false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8cm" draw:fill="none" loext:fill-use-slide-background="false" draw:textarea-vertical-align="top" draw:auto-grow-height="false" fo:min-height="5.346cm" fo:min-width="4.828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09cm" draw:stroke-linejoin="miter" svg:stroke-linecap="butt" draw:fill="none" loext:fill-use-slide-background="false" draw:textarea-vertical-align="middle" draw:auto-grow-height="false" fo:min-height="3.792cm" fo:min-width="12.69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35cm" draw:stroke-linejoin="miter" svg:stroke-linecap="butt" draw:fill="none" loext:fill-use-slide-background="false" draw:textarea-vertical-align="middle" draw:auto-grow-height="false" fo:min-height="2.896cm" fo:min-width="12.457cm" fo:padding-top="0.127cm" fo:padding-bottom="0.127cm" fo:padding-left="0.254cm" fo:padding-right="0.254cm" fo:wrap-option="wrap" loext:decorative="false" style:run-through="foreground"/>
    </style:style>
    <style:style style:name="gr9" style:family="graphic">
      <style:graphic-properties style:writing-mode="lr-tb" loext:decorative="false" style:run-through="foreground"/>
    </style:style>
    <style:style style:name="gr10" style:family="graphic" style:parent-style-name="Frame">
      <style:graphic-properties draw:stroke="none" svg:stroke-width="0.018cm" draw:fill="none" loext:fill-use-slide-background="false" draw:textarea-vertical-align="top" draw:auto-grow-height="false" fo:min-height="0.508cm" fo:min-width="5.08cm" fo:padding-top="0.127cm" fo:padding-bottom="0.127cm" fo:padding-left="0.254cm" fo:padding-right="0.254cm" fo:wrap-option="wrap" loext:decorative="false" style:run-through="foreground"/>
    </style:style>
    <style:style style:name="gr11" style:family="graphic">
      <style:graphic-properties loext:decorative="false" style:run-through="foreground"/>
    </style:style>
    <style:style style:name="gr1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3" style:family="graphic" style:parent-style-name="Frame">
      <style:graphic-properties draw:stroke="none" svg:stroke-width="0.018cm" draw:fill="none" loext:fill-use-slide-background="false" draw:textarea-vertical-align="top" draw:auto-grow-height="false" fo:min-height="9.708cm" fo:min-width="12.702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8cm" draw:fill="none" loext:fill-use-slide-background="false" draw:textarea-vertical-align="top" draw:auto-grow-height="false" fo:min-height="7.17cm" fo:min-width="4.828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.018cm" draw:fill="none" loext:fill-use-slide-background="false" draw:textarea-vertical-align="top" draw:auto-grow-height="false" fo:min-height="5.249cm" fo:min-width="4.828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8cm" draw:fill="none" loext:fill-use-slide-background="false" draw:textarea-vertical-align="top" draw:auto-grow-height="false" fo:min-height="7.828cm" fo:min-width="12.702cm" fo:padding-top="0.127cm" fo:padding-bottom="0.127cm" fo:padding-left="0.254cm" fo:padding-right="0.254cm" fo:wrap-option="wrap" loext:decorative="false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 loext:marker-style-name="T34"><draw:line text:anchor-type="char" draw:z-index="9" draw:name="Straight Connector 20" draw:style-name="gr3" draw:text-style-name="P33" svg:x1="6.483cm" svg:y1="4.928cm" svg:x2="6.484cm" svg:y2="28.735cm"><text:p/></draw:line><draw:g text:anchor-type="char" draw:z-index="4" draw:name="Group 3" draw:style-name="gr7"><draw:custom-shape draw:name="Rectangle 1" draw:style-name="gr8" draw:text-style-name="P34" svg:width="12.964cm" svg:height="3.149cm" svg:x="0.871cm" svg:y="0.91cm"><text:p text:style-name="P29"><text:span text:style-name="T2">HARIOM SINGH</text:span></text:p><text:p text:style-name="P28" loext:marker-style-name="T3"><text:span text:style-name="T3">FRONTEND DEVELOP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9"><draw:custom-shape draw:name="Text Box 4" draw:style-name="gr10" draw:text-style-name="P34" svg:width="5.587cm" svg:height="0.761cm" svg:x="14.897cm" svg:y="0.91cm"><text:p text:style-name="Standard" loext:marker-style-name="T10"><text:span text:style-name="T5">(123) 456-789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10" draw:text-style-name="P34" svg:width="5.587cm" svg:height="0.761cm" svg:x="14.897cm" svg:y="1.704cm"><text:p text:style-name="P25" loext:marker-style-name="T11"><text:span text:style-name="T12">krishna</text:span><text:span text:style-name="T11">@</text:span><text:span text:style-name="T12">g</text:span><text:span text:style-name="T11">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" draw:style-name="gr10" draw:text-style-name="P34" svg:width="5.587cm" svg:height="0.761cm" svg:x="14.897cm" svg:y="2.501cm"><text:p text:style-name="Standard" loext:marker-style-name="T4"><text:span text:style-name="T8">Mumbai</text:span><text:span text:style-name="T4">, </text:span><text:span text:style-name="T8">Maharastr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10" draw:text-style-name="P34" svg:width="5.587cm" svg:height="0.761cm" svg:x="14.897cm" svg:y="3.247cm"><text:p text:style-name="Standard" loext:marker-style-name="T4"><text:span text:style-name="T9">@</text:span><text:span text:style-name="T8">hariomsing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1"><draw:frame draw:name="Picture 5" draw:style-name="gr12" draw:text-style-name="P33" svg:width="0.378cm" svg:height="0.38cm" svg:x="14.368cm" svg:y="1.118cm"><draw:image xlink:href="Pictures/1000000100000021000000218E367D2D3A8AAF6A.png" xlink:type="simple" xlink:show="embed" xlink:actuate="onLoad" draw:mime-type="image/png"><text:p/></draw:image><svg:desc>call</svg:desc></draw:frame><draw:frame draw:name="Picture 11" draw:style-name="gr12" draw:text-style-name="P33" svg:width="0.378cm" svg:height="0.38cm" svg:x="14.386cm" svg:y="1.93cm"><draw:image xlink:href="Pictures/10000001000000250000002532741D6594D95617.png" xlink:type="simple" xlink:show="embed" xlink:actuate="onLoad" draw:mime-type="image/png"><text:p/></draw:image><svg:desc>letter</svg:desc></draw:frame><draw:frame draw:name="Picture 12" draw:style-name="gr12" draw:text-style-name="P33" svg:width="0.378cm" svg:height="0.38cm" svg:x="14.386cm" svg:y="2.697cm"><draw:image xlink:href="Pictures/100000010000002C0000002C7E35E487642BF7B1.png" xlink:type="simple" xlink:show="embed" xlink:actuate="onLoad" draw:mime-type="image/png"><text:p/></draw:image><svg:desc>C:\Users\STEEL\AppData\Local\Microsoft\Windows\INetCache\Content.Word\tool.png</svg:desc></draw:frame><draw:frame draw:name="Picture 13" draw:style-name="gr12" draw:text-style-name="P33" svg:width="0.378cm" svg:height="0.38cm" svg:x="14.404cm" svg:y="3.452cm"><draw:image xlink:href="Pictures/10000001000000250000002570CC69FC60C0B402.png" xlink:type="simple" xlink:show="embed" xlink:actuate="onLoad" draw:mime-type="image/png"><text:p/></draw:image><svg:desc>linkedin (4)</svg:desc></draw:frame></draw:g></draw:g><draw:custom-shape text:anchor-type="char" draw:z-index="7" draw:name="Text Box 44" draw:style-name="gr5" draw:text-style-name="P32" svg:width="5.335cm" svg:height="5.599cm" svg:x="0.79cm" svg:y="6.036cm"><text:p text:style-name="P1" loext:marker-style-name="T16"><text:span text:style-name="T16">NAME | Year 20XX</text:span><text:span text:style-name="T16"/></text:p><text:p text:style-name="P11" loext:marker-style-name="T6"><text:span text:style-name="T7">BK Birla college of Arts Science &amp; Commerce, Kalyan</text:span><text:span text:style-name="T6">, </text:span><text:span text:style-name="T7">Maharastra</text:span></text:p><text:p text:style-name="P3" loext:marker-style-name="T13"/><text:p text:style-name="P1" loext:marker-style-name="T16"><text:span text:style-name="T16">NAME | Year 20XX</text:span><text:span text:style-name="T16"/></text:p><text:p text:style-name="P2" loext:marker-style-name="T6"><text:span text:style-name="T6">Name of College or High School</text:span><text:span text:style-name="T6"/></text:p><text:p text:style-name="P2" loext:marker-style-name="T6"><text:span text:style-name="T6">City, Sta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2" draw:text-style-name="P32" svg:width="4.7cm" svg:height="0.946cm" svg:x="0.767cm" svg:y="21.195cm"><text:p text:style-name="P12" loext:marker-style-name="T20"><text:span text:style-name="T20">AWARD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10" draw:style-name="gr15" draw:text-style-name="P32" svg:width="5.335cm" svg:height="5.502cm" svg:x="0.767cm" svg:y="22.163cm"><text:h text:style-name="P17" text:outline-level="3" loext:marker-style-name="T17"><text:span text:style-name="T17">MONTH 20XX</text:span><text:span text:style-name="T17"/></text:h><text:h text:style-name="P16" text:outline-level="2" loext:marker-style-name="T27"><text:span text:style-name="T23">School | </text:span><text:span text:style-name="T24">Location</text:span></text:h><text:p text:style-name="P5" loext:marker-style-name="T14"><text:span text:style-name="T14">Enter name of your award</text:span><text:span text:style-name="T14"/></text:p><text:p text:style-name="P5" loext:marker-style-name="T14"><text:span text:style-name="T14">earned</text:span><text:span text:style-name="T14"/></text:p><text:p text:style-name="P4" loext:marker-style-name="T14"/><text:h text:style-name="P17" text:outline-level="3" loext:marker-style-name="T17"><text:span text:style-name="T17">MONTH 20XX</text:span><text:span text:style-name="T17"/></text:h><text:h text:style-name="P16" text:outline-level="2" loext:marker-style-name="T27"><text:span text:style-name="T23">School | </text:span><text:span text:style-name="T24">Location</text:span></text:h><text:p text:style-name="P5" loext:marker-style-name="T14"><text:span text:style-name="T14">Enter name of your award</text:span><text:span text:style-name="T14"/></text:p><text:p text:style-name="P5" loext:marker-style-name="T14"><text:span text:style-name="T14">earne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Text Box 15" draw:style-name="gr16" draw:text-style-name="P32" svg:width="13.209cm" svg:height="8.081cm" svg:x="7.026cm" svg:y="19.888cm"><text:p text:style-name="P13" loext:marker-style-name="T21"><text:span text:style-name="T21">PROJECTS</text:span><text:span text:style-name="T21"/></text:p><text:p text:style-name="P6" loext:marker-style-name="T28"><text:span text:style-name="T28">Project Name</text:span><text:span text:style-name="T28"/></text:p><text:h text:style-name="P18" text:outline-level="3" loext:marker-style-name="T18"><text:span text:style-name="T18">MONTH 20XX - PRESENT</text:span><text:span text:style-name="T18"/></text:h><text:list xml:id="list2429056508" text:style-name="WWNum1"><text:list-item><text:p text:style-name="P7" loext:marker-style-name="T14"><text:span text:style-name="T14">Focus on your contributions, not your responsibilities.</text:span><text:span text:style-name="T14"/></text:p></text:list-item><text:list-item><text:p text:style-name="P7" loext:marker-style-name="T14"><text:span text:style-name="T15">Start your job description bullet points with active verbs.</text:span><text:span text:style-name="T14"/></text:p></text:list-item><text:list-item><text:p text:style-name="P7" loext:marker-style-name="T14"><text:span text:style-name="T15">Designed and implemented work ticketing system.</text:span><text:span text:style-name="T14"/></text:p></text:list-item></text:list><text:p text:style-name="P9" loext:marker-style-name="T29"/><text:p text:style-name="P6" loext:marker-style-name="T25"><text:span text:style-name="T28">Project Name</text:span><text:span text:style-name="T36"/></text:p><text:h text:style-name="P18" text:outline-level="3" loext:marker-style-name="T18"><text:span text:style-name="T18">MONTH 20XX - MONTH 20XX</text:span><text:span text:style-name="T18"/></text:h><text:list xml:id="list2077432722" text:style-name="WWNum8"><text:list-item><text:p text:style-name="P20" loext:marker-style-name="T15"><text:span text:style-name="T15">Keep your bullet point descriptions at three lines or under.</text:span><text:span text:style-name="T15"/></text:p></text:list-item><text:list-item><text:p text:style-name="P20" loext:marker-style-name="T15"><text:span text:style-name="T15">Created nutrition and personal training plans for 30+ clients.</text:span><text:span text:style-name="T15"/></text:p></text:list-item><text:list-item><text:p text:style-name="P20" loext:marker-style-name="T15"><text:span text:style-name="T15">Write your current experience in the present tense if you wish.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40" draw:style-name="gr1" draw:text-style-name="P31" svg:width="4.7cm" svg:height="0.944cm" svg:x="0.788cm" svg:y="12.381cm"><text:p text:style-name="P25" loext:marker-style-name="T31"><text:span text:style-name="T22">SKILL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6" draw:style-name="gr14" draw:text-style-name="P32" svg:width="5.335cm" svg:height="7.423cm" svg:x="0.824cm" svg:y="13.458cm"><text:list text:style-name="WWNum13"><text:list-item><text:p text:style-name="P24" loext:marker-style-name="T32"><text:span text:style-name="T32">Communication</text:span><text:span text:style-name="T32"/></text:p></text:list-item><text:list-item><text:p text:style-name="P24" loext:marker-style-name="T32"><text:span text:style-name="T32">Problem Solving</text:span><text:span text:style-name="T32"/></text:p></text:list-item><text:list-item><text:p text:style-name="P24" loext:marker-style-name="T32"><text:span text:style-name="T32">Leadership</text:span><text:span text:style-name="T32"/></text:p></text:list-item><text:list-item><text:p text:style-name="P24" loext:marker-style-name="T32"><text:span text:style-name="T32">Time Management</text:span><text:span text:style-name="T32"/></text:p></text:list-item><text:list-item><text:p text:style-name="P24" loext:marker-style-name="T32"><text:span text:style-name="T32">Decision Making</text:span><text:span text:style-name="T32"/></text:p></text:list-item><text:list-item><text:p text:style-name="P24" loext:marker-style-name="T32"><text:span text:style-name="T32">Creativity</text:span><text:span text:style-name="T32"/></text:p></text:list-item><text:list-item><text:p text:style-name="P24" loext:marker-style-name="T32"><text:span text:style-name="T32">Analytical</text:span><text:span text:style-name="T32"/></text:p></text:list-item><text:list-item><text:p text:style-name="P24" loext:marker-style-name="T32"><text:span text:style-name="T32">Research</text:span><text:span text:style-name="T32"/></text:p></text:list-item><text:list-item><text:p text:style-name="P24" loext:marker-style-name="T32"><text:span text:style-name="T32">Team Oriented</text:span><text:span text:style-name="T32"/></text:p></text:list-item><text:list-item><text:p text:style-name="P24" loext:marker-style-name="T32"><text:span text:style-name="T32">Negotiation</text:span><text:span text:style-name="T32"/></text:p></text:list-item><text:list-item><text:p text:style-name="P24" loext:marker-style-name="T32"><text:span text:style-name="T32">Public Speaking</text:span><text:span text:style-name="T32"/></text:p></text:list-item></text:list><text:p text:style-name="P2" loext:marker-style-name="T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47" draw:style-name="gr13" draw:text-style-name="P32" svg:width="13.209cm" svg:height="9.961cm" svg:x="7.026cm" svg:y="9.499cm"><text:p text:style-name="P15" loext:marker-style-name="T21"><text:span text:style-name="T21">PRACTICE PROJECTS</text:span></text:p><text:p text:style-name="P10" loext:marker-style-name="T28"><text:span text:style-name="T28">App Landing page</text:span></text:p><text:h text:style-name="P18" text:outline-level="3" loext:marker-style-name="T18"><text:span text:style-name="T19">November</text:span><text:span text:style-name="T18"> 20</text:span><text:span text:style-name="T19">23</text:span><text:span text:style-name="T18"> - PRESENT</text:span></text:h><text:list text:style-name="WWNum1"><text:list-item><text:p text:style-name="P7" loext:marker-style-name="T14"><text:span text:style-name="T14">Focus on your contributions, not your responsibilities. “Grew digital marketing ROI by 14%” is much better.</text:span><text:span text:style-name="T14"/></text:p></text:list-item><text:list-item><text:p text:style-name="P7" loext:marker-style-name="T14"><text:span text:style-name="T15">Start your job description bullet points with active verbs rather than personal pronouns. For instance, “Designed and implemented work ticketing system.”</text:span><text:span text:style-name="T14"/></text:p></text:list-item></text:list><text:p text:style-name="P9" loext:marker-style-name="T29"/><text:p text:style-name="P6" loext:marker-style-name="T25"><text:span text:style-name="T28">LAB Engineer</text:span><text:span text:style-name="T36"/></text:p><text:h text:style-name="P19" text:outline-level="3" loext:marker-style-name="T18"><text:span text:style-name="T19">November</text:span><text:span text:style-name="T18"> 20</text:span><text:span text:style-name="T19">23</text:span><text:span text:style-name="T18"> - MONTH 20XX</text:span></text:h><text:list text:style-name="WWNum8"><text:list-item><text:p text:style-name="P20" loext:marker-style-name="T15"><text:span text:style-name="T15">Keep your bullet point descriptions at three lines or under. “Created nutrition and personal training plans for 30+ clients, helping clients lose 26 pounds on average.</text:span><text:span text:style-name="T15"/></text:p></text:list-item><text:list-item><text:p text:style-name="P20" loext:marker-style-name="T15"><text:span text:style-name="T15">Write your job descriptions in the past tense, though you can write current experience in the present tense if you wish.</text:span></text:p></text:list-item></text:list><text:p text:style-name="P22" loext:marker-style-name="T15"><text:span text:style-name="T15"/></text:p><text:p text:style-name="P8" loext:marker-style-name="T25"><text:span text:style-name="T28">LAB Engineer</text:span></text:p><text:h text:style-name="P19" text:outline-level="3" loext:marker-style-name="T18"><text:span text:style-name="T19">November</text:span><text:span text:style-name="T18"> 20</text:span><text:span text:style-name="T19">23</text:span><text:span text:style-name="T18"> - MONTH 20XX</text:span></text:h><text:list text:continue-numbering="true" text:style-name="WWNum8"><text:list-item><text:p text:style-name="P21" loext:marker-style-name="T15"><text:span text:style-name="T15">Keep your bullet point descriptions at three lines or under. “Created nutrition and personal training plans for 30+ clients, helping clients lose 26 pounds on average.</text:span></text:p></text:list-item><text:list-item><text:p text:style-name="P21" loext:marker-style-name="T15"><text:span text:style-name="T15">Write your job descriptions in the past tense, though you can write current experience in the present tense if you wish.</text:span></text:p></text:list-item></text:list><text:p text:style-name="P23" loext:marker-style-name="T15"><text:span text:style-name="T1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45" draw:style-name="gr4" draw:text-style-name="P31" svg:width="4.696cm" svg:height="0.944cm" svg:x="0.799cm" svg:y="5.073cm"><text:p text:style-name="P14" loext:marker-style-name="T33"><text:span text:style-name="T20">EDUCA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tangle 23" draw:style-name="gr6" draw:text-style-name="P31" svg:width="13.203cm" svg:height="4.045cm" svg:x="7.059cm" svg:y="4.904cm"><text:p text:style-name="P26" loext:marker-style-name="T31"><text:span text:style-name="T22">CAREER OBJECTIVE</text:span><text:span text:style-name="T35"/></text:p><text:p text:style-name="P27" loext:marker-style-name="T26"><text:span text:style-name="T26">Your resume objective is a focused 2-3-sentence statement that demonstrates your interest and candidacy for the position you hope to land. As a student or entry-level candidate, you should consider writing an objective, tailoring it to each position you apply for. Take the time to write a compelling, custom objectiv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Rectangle 2" draw:style-name="gr1" draw:text-style-name="P31" svg:width="4.7cm" svg:height="0.944cm" svg:x="0.788cm" svg:y="12.381cm"><text:p text:style-name="P25" loext:marker-style-name="T31"><text:span text:style-name="T22">SKILL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12cm" fo:margin-bottom="0cm" style:contextual-spacing="false" fo:line-height="115%" fo:keep-together="always" fo:keep-with-next="always"/>
      <style:text-properties style:font-name="Lato" fo:font-family="Lato" style:font-family-generic="roman" style:font-pitch="variable" fo:language="en" fo:country="US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12cm" fo:margin-bottom="0cm" style:contextual-spacing="false" fo:line-height="115%" fo:keep-together="always" fo:keep-with-next="always"/>
      <style:text-properties fo:color="#666666" loext:opacity="100%" style:font-name="Lato" fo:font-family="Lato" style:font-family-generic="roman" style:font-pitch="variable" fo:font-size="9pt" fo:language="en" fo:country="US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rt0xe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Heading_20_2_20_Char" style:display-name="Heading 2 Char" style:family="text" style:parent-style-name="Default_20_Paragraph_20_Font_20__28_WW_29_" loext:linked-style-name="Heading_20_2">
      <style:text-properties style:font-name="Lato" fo:font-family="Lato" style:font-family-generic="roman" style:font-pitch="variable" fo:language="en" fo:country="US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_20_Char" style:display-name="Heading 3 Char" style:family="text" style:parent-style-name="Default_20_Paragraph_20_Font_20__28_WW_29_" loext:linked-style-name="Heading_20_3">
      <style:text-properties fo:color="#666666" loext:opacity="100%" style:font-name="Lato" fo:font-family="Lato" style:font-family-generic="roman" style:font-pitch="variable" fo:font-size="9pt" fo:language="en" fo:country="US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styles-module--listitemtext--2jjd8" style:family="text" style:parent-style-name="Default_20_Paragraph_20_Font_20__28_WW_29_"/>
    <style:style style:name="Heading_20_1_20_Char" style:display-name="Heading 1 Char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22pt" style:font-name-asian="Calibri1" style:font-family-asian="Calibri" style:font-family-generic-asian="system" style:font-pitch-asian="variable" style:font-size-asian="22pt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 Awais Lodhi</meta:initial-creator>
    <meta:editing-cycles>3</meta:editing-cycles>
    <meta:print-date>2023-01-18T19:35:00</meta:print-date>
    <meta:creation-date>2023-01-27T17:55:00</meta:creation-date>
    <dc:date>2023-12-18T12:48:24.641000000</dc:date>
    <meta:editing-duration>PT9M24S</meta:editing-duration>
    <meta:generator>LibreOffice/7.6.3.2$Windows_X86_64 LibreOffice_project/29d686fea9f6705b262d369fede658f824154cc0</meta:generator>
    <meta:document-statistic meta:table-count="0" meta:image-count="0" meta:object-count="0" meta:page-count="1" meta:paragraph-count="60" meta:word-count="373" meta:character-count="2248" meta:non-whitespace-character-count="1958"/>
    <meta:user-defined meta:name="AppVersion">16.0000</meta:user-defined>
    <meta:user-defined meta:name="GrammarlyDocumentId">71f7d4b09fd2a3606c87be78551967f4d0234e2bfd53746eeac0727a1d2f91a2</meta:user-defined>
    <meta:template xlink:type="simple" xlink:actuate="onRequest" xlink:title="Normal" xlink:href=""/>
  </office:meta>
</office:document-meta>
</file>